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R Matrix this for me</text:p>
      <text:p text:style-name="Standard"/>
      <text:p text:style-name="Standard">Encadrants:GIORGI Pascal</text:p>
      <text:p text:style-name="Standard"/>
      <text:p text:style-name="Standard">Membre groupe ASA :</text:p>
      <text:p text:style-name="Standard"/>
      <text:p text:style-name="Standard">HADDADOU Amazigh</text:p>
      <text:p text:style-name="Standard">EL-QLAI Adil</text:p>
      <text:p text:style-name="Standard">FOBIS Samuel</text:p>
      <text:p text:style-name="Standard"/>
      <text:p text:style-name="P2">Récapitulatif de l'avancement</text:p>
      <text:p text:style-name="Standard"/>
      <text:p text:style-name="P1">Étude préalable :</text:p>
      <text:p text:style-name="Standard"/>
      <text:p text:style-name="Standard">Réunion avec encadrant 14/01/15 : Présentation du sujet </text:p>
      <text:p text:style-name="Standard"/>
      <text:p text:style-name="Standard">Recherche sur les différents OCR disponibles</text:p>
      <text:p text:style-name="Standard"/>
      <text:p text:style-name="Standard">Création première version planning prévisionnel</text:p>
      <text:p text:style-name="Standard"/>
      <text:p text:style-name="Standard">Séparation du projet en 2 versions</text:p>
      <text:p text:style-name="Standard"/>
      <text:p text:style-name="Standard">Prise en main d'Android Studio</text:p>
      <text:p text:style-name="Standard"/>
      <text:p text:style-name="Standard">Recherche sur les algorithmes de calcul de matrice</text:p>
      <text:p text:style-name="Standard"/>
      <text:p text:style-name="P1">Étude détaillée :</text:p>
      <text:p text:style-name="Standard"/>
      <text:p text:style-name="Standard">Objectif :</text:p>
      <text:p text:style-name="Standard"/>
      <text:p text:style-name="Standard">Choix d'un OCR / prise en main / début de prog ?</text:p>
      <text:p text:style-name="Standard"/>
      <text:p text:style-name="Standard">Mise en place d'un planning de projet définitif avec attributions des taches</text:p>
      <text:p text:style-name="Standard"/>
      <text:p text:style-name="Standard">Description du projet en utilisant les diagrammes UML (classes / cas d'utilisations, etc)</text:p>
      <text:p text:style-name="Standard"/>
      <text:p text:style-name="Standard">Mise en place d'une IHM de l'application avec maquette des différents écr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FOBIS</meta:initial-creator>
    <meta:creation-date>2015-02-10T12:28:48.17</meta:creation-date>
    <dc:date>2015-02-11T11:02:25.69</dc:date>
    <dc:creator>Samuel FOBIS</dc:creator>
    <meta:editing-duration>PT1M1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15" meta:character-count="729"/>
  </office:meta>
</office:document-meta>
</file>